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18.8cm" fo:min-width="27.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44cm" fo:min-width="12.643cm"/>
    </style:style>
    <style:style style:name="gr3" style:family="graphic" style:parent-style-name="standard">
      <style:graphic-properties draw:textarea-horizontal-align="justify" draw:textarea-vertical-align="middle" draw:auto-grow-height="false" fo:min-height="2.611cm" fo:min-width="2.304cm"/>
    </style:style>
    <style:style style:name="gr4" style:family="graphic" style:parent-style-name="standard">
      <style:graphic-properties draw:stroke="none" draw:fill-color="#007826" draw:textarea-vertical-align="middle" draw:auto-grow-height="false" fo:min-height="0.508cm" fo:min-width="2.583cm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loext:graphic-properties draw:fill="none" draw:fill-color="#ffffff"/>
      <style:text-properties style:font-name="Geneva"/>
    </style:style>
    <style:style style:name="P3" style:family="paragraph">
      <style:paragraph-properties fo:text-align="center"/>
    </style:style>
    <style:style style:name="P4" style:family="paragraph">
      <loext:graphic-properties draw:fill-color="#007826"/>
      <style:paragraph-properties fo:text-align="center"/>
    </style:style>
    <style:style style:name="T1" style:family="text">
      <style:text-properties style:font-name="Geneva"/>
    </style:style>
    <style:style style:name="T2" style:family="text">
      <style:text-properties style:font-name="Genev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43cm" svg:height="7.594cm" svg:x="2.261cm" svg:y="1.3cm">
          <draw:text-box>
            <text:p><text:span text:style-name="T1">Drag the app onto the Desktop to install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Important!</text:span></text:p>
            <text:p><text:span text:style-name="T2">Follow these instructions before first use: </text:span></text:p>
          </draw:text-box>
        </draw:frame>
        <draw:custom-shape draw:style-name="gr3" draw:text-style-name="P3" draw:layer="layout" svg:width="3.106cm" svg:height="3.163cm" svg:x="2.262cm" svg:y="2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06cm" svg:height="3.163cm" svg:x="10.971cm" svg:y="2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06cm" svg:height="3.163cm" svg:x="13.867cm" svg:y="6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97cm" svg:height="1.86cm" svg:x="5.828cm" svg:y="3.4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7.94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43cm" svg:height="7.594cm" svg:x="2.261cm" svg:y="1.3cm">
          <draw:text-box>
            <text:p><text:span text:style-name="T1">Installeer de app op het Bureaublad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Belangrijk!</text:span></text:p>
            <text:p><text:span text:style-name="T2">Volg deze instructies voor eerste gebruik: </text:span></text:p>
          </draw:text-box>
        </draw:frame>
        <draw:custom-shape draw:style-name="gr3" draw:text-style-name="P3" draw:layer="layout" svg:width="3.106cm" svg:height="3.163cm" svg:x="2.262cm" svg:y="2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06cm" svg:height="3.163cm" svg:x="10.971cm" svg:y="2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06cm" svg:height="3.163cm" svg:x="13.867cm" svg:y="6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97cm" svg:height="1.86cm" svg:x="5.828cm" svg:y="3.4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1:18:26.321009000</meta:creation-date>
    <dc:date>2022-01-13T19:55:11.780576696</dc:date>
    <meta:editing-duration>PT20M51S</meta:editing-duration>
    <meta:editing-cycles>8</meta:editing-cycles>
    <meta:generator>NeoOffice/3.2017.31_Professional_Edition$MacOSX_X86_64 NeoOffice_project/0</meta:generator>
    <meta:document-statistic meta:object-count="12"/>
  </office:meta>
</office:document-meta>
</file>